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 fo:keep-with-next="always" style:may-break-between-rows="false"/>
    </style:style>
    <style:style style:name="Table2.A" style:family="table-column">
      <style:table-column-properties style:column-width="17.013cm" style:rel-column-width="65535*"/>
    </style:style>
    <style:style style:name="Table2.1" style:family="table-row">
      <style:table-row-properties style:min-row-height="0.688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 Narrow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Arial Narrow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Arial Narrow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Arial Narrow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 Narrow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 Narrow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Arial Narrow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6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together="always" fo:keep-with-next="always">
        <style:tab-stops/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2pt" fo:font-style="normal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 fo:keep-together="always" fo:keep-with-next="always"/>
      <style:text-properties style:font-name="Arial Narrow" fo:font-size="9pt" style:font-size-asian="9pt" style:font-size-complex="9pt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Frame1" text:anchor-type="paragraph" svg:x="0.002cm" svg:y="-3.184cm" svg:width="16.99cm" draw:z-index="0"><draw:text-box fo:min-height="1.517cm"><text:p text:style-name="P15">%#include enTetes/CIAM/HEADER_CAISSE_PREST_CIAM_VIDE#%</text:p><text:p text:style-name="P12"/><text:p text:style-name="P12"/></draw:text-box></draw:frame>%=TITRE_ATTESTATION=% %=annee_attestation=%</text:p>
      <text:p text:style-name="P13">%=nss_requerant=% %=nomPrenom_requerant=%</text:p>
      <text:p text:style-name="P13"/>
      <text:p text:style-name="P13"/>
      <text:p text:style-name="P13">%=titre_tiers=%</text:p>
      <text:p text:style-name="P13"/>
      <text:p text:style-name="P13">%=PARAGRAPHE1_ATTESTATION=%</text:p>
      <text:p text:style-name="P13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3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0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araSplit"/>
      <text:p text:style-name="P13"/>
      <text:p text:style-name="P20">%=remLineWhenBlank(TITRE_API,-2)=%</text:p>
      <text:p text:style-name="ParaSplit">%=remLineWhenBlank(TEXTE_API,1)=%</text:p>
      <text:p text:style-name="P13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16"/>
      <text:p text:style-name="P16">%=SALUTATION_ATTESTATION=%</text:p>
      <text:p text:style-name="P16"/>
      <text:p text:style-name="P16"/>
      <text:p text:style-name="P16"/>
      <text:p text:style-name="P17">%#include <text:s/>signatures/CIAM/attFiscCIAM#%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line-break/>%=SIGNATURE=%</text:p>
          </table:table-cell>
        </table:table-row>
      </table:table>
      <text:p text:style-name="P1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1-16T14:49:44.77</dc:date>
    <meta:editing-cycles>101</meta:editing-cycles>
    <meta:editing-duration>PT5H36M17S</meta:editing-duration>
    <meta:document-statistic meta:table-count="4" meta:image-count="0" meta:object-count="0" meta:page-count="1" meta:paragraph-count="29" meta:word-count="32" meta:character-count="912"/>
    <meta:user-defined meta:name="Info 1"/>
    <meta:user-defined meta:name="Info 2"/>
    <meta:user-defined meta:name="Info 3"/>
    <meta:user-defined meta:name="Info 4"/>
  </office:meta>
</office:document-meta>
</file>